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F000001ECCD88C939B42F50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212"/>
    </style:style>
    <style:style style:name="P2" style:family="paragraph" style:parent-style-name="Standard">
      <style:text-properties officeooo:rsid="00100212" officeooo:paragraph-rsid="001002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tge1" text:anchor-type="paragraph" svg:width="17cm" svg:height="8.869cm" draw:z-index="0"><draw:image xlink:href="Pictures/10000201000003AF000001ECCD88C939B42F5072.png" xlink:type="simple" xlink:show="embed" xlink:actuate="onLoad"/></draw:frame></text:p>
      <text:p text:style-name="P1"/>
      <text:p text:style-name="P2">2. Object</text:p>
      <text:p text:style-name="P2">4. Retorna la data d’avui en format string</text:p>
      <text:p text:style-name="P2">5. </text:p>
      <text:p text:style-name="P2">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7:04:18.621519303</meta:creation-date>
    <dc:date>2016-09-30T19:03:49.270250599</dc:date>
    <meta:editing-duration>PT5M49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4" meta:word-count="12" meta:character-count="56" meta:non-whitespace-character-count="47"/>
  </office:meta>
</office:document-meta>
</file>